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1" svg:font-family="'Courier New'" style:font-family-generic="moder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WenQuanYi Zen Hei Sharp" svg:font-family="'WenQuanYi Zen Hei Sharp'"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1" svg:font-family="'WenQuanYi Zen Hei Sharp'" style:font-family-generic="system" style:font-pitch="variable"/>
  </office:font-face-decls>
  <office:automatic-styles>
    <style:style style:name="P1" style:family="paragraph" style:parent-style-name="Footer">
      <style:paragraph-properties fo:margin-top="0.499cm" fo:margin-bottom="0cm" style:contextual-spacing="false"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language="uk" fo:country="UA" fo:font-weight="bold" style:font-weight-asian="bold" style:font-weight-complex="bold"/>
    </style:style>
    <style:style style:name="P4" style:family="paragraph" style:parent-style-name="Standard">
      <style:text-properties fo:language="uk" fo:country="UA" style:text-underline-style="solid" style:text-underline-width="auto" style:text-underline-color="font-color"/>
    </style:style>
    <style:style style:name="P5" style:family="paragraph" style:parent-style-name="Standard">
      <style:text-properties fo:language="ru" fo:country="RU"/>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fo:language="uk" fo:country="UA"/>
    </style:style>
    <style:style style:name="P8" style:family="paragraph" style:parent-style-name="Heading_20_1">
      <style:paragraph-properties fo:break-before="page"/>
      <style:text-properties fo:language="uk" fo:country="UA" fo:font-weight="bold" style:font-weight-asian="bold" style:font-weight-complex="bold"/>
    </style:style>
    <style:style style:name="P9" style:family="paragraph" style:parent-style-name="Standard" style:list-style-name="L1"/>
    <style:style style:name="P10" style:family="paragraph" style:parent-style-name="Standard" style:list-style-name="L1">
      <style:text-properties fo:language="uk" fo:country="UA"/>
    </style:style>
    <style:style style:name="P11" style:family="paragraph" style:parent-style-name="Standard" style:list-style-name="L2">
      <style:text-properties fo:language="ru" fo:country="RU"/>
    </style:style>
    <style:style style:name="P12" style:family="paragraph" style:parent-style-name="Standard" style:list-style-name="L3"/>
    <style:style style:name="P13" style:family="paragraph" style:parent-style-name="Standard">
      <style:text-properties officeooo:paragraph-rsid="00249b01"/>
    </style:style>
    <style:style style:name="P14" style:family="paragraph" style:parent-style-name="Standard">
      <style:text-properties officeooo:paragraph-rsid="0027e4b6"/>
    </style:style>
    <style:style style:name="P15" style:family="paragraph" style:parent-style-name="Standard">
      <style:text-properties officeooo:paragraph-rsid="0028782e"/>
    </style:style>
    <style:style style:name="P16" style:family="paragraph" style:parent-style-name="Standard">
      <style:text-properties officeooo:paragraph-rsid="002dd7b3"/>
    </style:style>
    <style:style style:name="P17" style:family="paragraph" style:parent-style-name="Standard">
      <style:text-properties fo:background-color="transparent"/>
    </style:style>
    <style:style style:name="T1" style:family="text">
      <style:text-properties fo:language="uk" fo:country="UA"/>
    </style:style>
    <style:style style:name="T2" style:family="text">
      <style:text-properties fo:language="uk" fo:country="UA" fo:font-weight="bold" style:font-weight-asian="bold" style:font-weight-complex="bold"/>
    </style:style>
    <style:style style:name="T3" style:family="text">
      <style:text-properties fo:language="uk" fo:country="UA" fo:font-weight="normal" style:font-weight-asian="normal" style:font-weight-complex="normal"/>
    </style:style>
    <style:style style:name="T4" style:family="text">
      <style:text-properties fo:language="uk" fo:country="UA" fo:font-weight="normal" officeooo:rsid="001d3fa4" style:font-weight-asian="normal" style:font-weight-complex="normal"/>
    </style:style>
    <style:style style:name="T5" style:family="text">
      <style:text-properties fo:font-style="normal" style:text-underline-style="none" style:font-style-asian="normal" style:font-style-complex="normal"/>
    </style:style>
    <style:style style:name="T6" style:family="text">
      <style:text-properties style:text-underline-style="none"/>
    </style:style>
    <style:style style:name="T7" style:family="text">
      <style:text-properties fo:font-weight="normal" style:font-weight-asian="normal" style:font-weight-complex="normal"/>
    </style:style>
    <style:style style:name="T8" style:family="text">
      <style:text-properties style:font-name="Times New Roman4" fo:font-size="14pt" fo:language="uk" fo:country="UA" fo:font-weight="normal" style:font-name-asian="Times New Roman4" style:font-size-asian="14pt" style:language-asian="en" style:country-asian="US" style:font-weight-asian="normal" style:font-name-complex="Times New Roman4" style:font-size-complex="14pt" style:font-weight-complex="normal"/>
    </style:style>
    <style:style style:name="T9" style:family="text">
      <style:text-properties style:font-name="Times New Roman4" fo:font-size="14pt" fo:language="uk" fo:country="UA" fo:font-weight="normal" style:font-size-asian="14pt" style:language-asian="en" style:country-asian="US" style:font-weight-asian="normal" style:font-name-complex="Times New Roman4" style:font-size-complex="14pt" style:font-weight-complex="normal"/>
    </style:style>
    <style:style style:name="T10" style:family="text">
      <style:text-properties fo:font-weight="bold" style:font-weight-asian="bold" style:font-weight-complex="bold"/>
    </style:style>
    <style:style style:name="T11" style:family="text">
      <style:text-properties fo:font-weight="bold" officeooo:rsid="001d3fa4" style:font-weight-asian="bold" style:font-weight-complex="bold"/>
    </style:style>
    <style:style style:name="T12" style:family="text">
      <style:text-properties fo:font-weight="bold" officeooo:rsid="001e0b1b" style:font-weight-asian="bold" style:font-weight-complex="bold"/>
    </style:style>
    <style:style style:name="T13" style:family="text">
      <style:text-properties fo:font-weight="bold" officeooo:rsid="00218bca" style:font-weight-asian="bold" style:font-weight-complex="bold"/>
    </style:style>
    <style:style style:name="T14" style:family="text">
      <style:text-properties fo:font-weight="bold" officeooo:rsid="00227fde" style:font-weight-asian="bold" style:font-weight-complex="bold"/>
    </style:style>
    <style:style style:name="T15" style:family="text">
      <style:text-properties fo:font-weight="bold" officeooo:rsid="0023a779"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officeooo:rsid="001d3fa4"/>
    </style:style>
    <style:style style:name="T19" style:family="text">
      <style:text-properties style:text-underline-style="solid" style:text-underline-width="auto" style:text-underline-color="font-color" officeooo:rsid="0026525f"/>
    </style:style>
    <style:style style:name="T20" style:family="text">
      <style:text-properties style:text-underline-style="solid" style:text-underline-width="auto" style:text-underline-color="font-color" officeooo:rsid="0027e4b6"/>
    </style:style>
    <style:style style:name="T21" style:family="text">
      <style:text-properties style:text-underline-style="solid" style:text-underline-width="auto" style:text-underline-color="font-color" officeooo:rsid="002dd7b3"/>
    </style:style>
    <style:style style:name="T22" style:family="text">
      <style:text-properties officeooo:rsid="001d3fa4"/>
    </style:style>
    <style:style style:name="T23" style:family="text">
      <style:text-properties officeooo:rsid="001e0b1b"/>
    </style:style>
    <style:style style:name="T24" style:family="text">
      <style:text-properties officeooo:rsid="001fcc39"/>
    </style:style>
    <style:style style:name="T25" style:family="text">
      <style:text-properties officeooo:rsid="00218bca"/>
    </style:style>
    <style:style style:name="T26" style:family="text">
      <style:text-properties officeooo:rsid="0023a779"/>
    </style:style>
    <style:style style:name="T27" style:family="text">
      <style:text-properties officeooo:rsid="00249b01"/>
    </style:style>
    <style:style style:name="T28" style:family="text">
      <style:text-properties officeooo:rsid="0026525f"/>
    </style:style>
    <style:style style:name="T29" style:family="text">
      <style:text-properties officeooo:rsid="0027e4b6"/>
    </style:style>
    <style:style style:name="T30" style:family="text">
      <style:text-properties officeooo:rsid="0028782e"/>
    </style:style>
    <style:style style:name="T31" style:family="text">
      <style:text-properties officeooo:rsid="0029e50e"/>
    </style:style>
    <style:style style:name="T32" style:family="text">
      <style:text-properties officeooo:rsid="002a884a"/>
    </style:style>
    <style:style style:name="T33" style:family="text">
      <style:text-properties officeooo:rsid="002b62b6"/>
    </style:style>
    <style:style style:name="T34" style:family="text">
      <style:text-properties officeooo:rsid="002c8b98"/>
    </style:style>
    <style:style style:name="T35" style:family="text">
      <style:text-properties officeooo:rsid="002cc07a"/>
    </style:style>
    <style:style style:name="T36" style:family="text">
      <style:text-properties officeooo:rsid="002cc09b"/>
    </style:style>
    <style:style style:name="T37" style:family="text">
      <style:text-properties officeooo:rsid="002dd7b3"/>
    </style:style>
    <style:style style:name="T38" style:family="text">
      <style:text-properties officeooo:rsid="002f065b"/>
    </style:style>
    <style:style style:name="T39" style:family="text">
      <style:text-properties officeooo:rsid="0031e3be"/>
    </style:style>
    <style:style style:name="T40" style:family="text">
      <style:text-properties officeooo:rsid="0031f08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bookmark-start text:name="__RefHeading__9910_981701279"/>РЕФЕРАТ<text:bookmark-end text:name="__RefHeading__9910_981701279"/></text:h>
      <text:p text:style-name="P2"><text:span text:style-name="T1">Актуальність теми.</text:span><text:span text:style-name="T3"> В поточному сторіччі галузь комп'ютерного бачення стала важливою частиною інформаційних технологій. Це зумовлено тим, що комп'ютерне бачення, та розпізнавання графічних образів зокрема, має багато застосувань у різних галузях, а саме: у медицині (виявлення пухлин, атеросклерозу та інших змін у людському організмі), воєнній промисловості (виявлення ворожих бойових одиниць, управління ракетами і т.п.), при розробці автономних транспортних засобів, систем автоматичного доступу, відеоспостереження і т.д. У більшості випадків задача виявлення графічних образів зводиться до задачі побудови класифікатора, який ефективно розділяє класи шуканих та всіх інших об'єктів. Методи розпізнавання графічних образів є дуже обчислювально витратними як на етапі побудови класифікатора (час побудови класифікатора може сягати декількох днів або навіть й тижнів у залежності розміру від тренувального набору даних), так і на етапі класифікації (як наслідок, важко проводити класифікацію в реальному часі). Тому розроблення методів пришвидшення існуючих методів розпізнавання графічних образів є актуальним як з наукової, так і з практичної точки зору.</text:span></text:p>
      <text:p text:style-name="Standard"><text:span text:style-name="T2">Об'єктом дослідження</text:span><text:span text:style-name="T1"> є процес розпаралелення обробки зображень з метою виявлення на них графічних образів.</text:span></text:p>
      <text:p text:style-name="Standard"><text:span text:style-name="T2">Предметом дослідження</text:span><text:span text:style-name="T1"> є методи виявлення графічних образів на зображеннях на основі використання багатопроцесорних архітектур.</text:span></text:p>
      <text:p text:style-name="Standard"><text:span text:style-name="T2">Мета роботи:</text:span><text:span text:style-name="T3"> пришвидшення процесу обробки зображень методами виявлення графічних образів на зображеннях за рахунок їх адаптації під багатопроцесорні архітектури.</text:span></text:p>
      <text:p text:style-name="P2"><text:span text:style-name="T1">Методи дослідження. </text:span><text:span text:style-name="T3">У роботі використовуються методи системного аналізу, методи розпаралелення, методи організації обчислень у багатопроцесорних і розподілених системах та методи оптимізації.</text:span></text:p>
      <text:p text:style-name="Standard"><text:span text:style-name="T2">Наукова новизна</text:span><text:span text:style-name="T1"> роботи полягає в наступному:</text:span></text:p>
      <text:list xml:id="list5700554043841287361" text:style-name="L1">
        <text:list-item>
          <text:p text:style-name="P9"><text:soft-page-break/><text:span text:style-name="T1">Розроблено метод пришвидшення процесу побудови класифікатора, що базується на використанні розподіленої системи процесорів для проведення обчислень. Теоретично та на практиці доведено, що розроблений метод дозволяє досягти майже лінійного пришвидшення у залежності від кількості процесорів розподіленої системи.</text:span></text:p>
        </text:list-item>
        <text:list-item>
          <text:p text:style-name="P10">Розроблено метод пришвидшення виявлення графічних образів, що базується на використанні графічних процесорів для проведення обчислень. Розроблений метод дозволяє значно знизити час класифікації об'єктів та робить можливим проведення класифікації у реальному часі.</text:p>
        </text:list-item>
      </text:list>
      <text:p text:style-name="P3">Практична цінність<text:span text:style-name="T7"> отриманих у роботі результатів полягає в тому, що запропоновані методи дозволяють значно знизити час виконання процесів класифікації та тренування класифікатора за рахунок використання багатопроцесорних паралельних архітектур. Розроблений метод тренування класифікатора надає можливість швидко оновлювати структуру класифікатора при зміні набору даних, а метод виявлення графічних образів надає змогу проводити класифікацію в реальному часі.</text:span></text:p>
      <text:p text:style-name="P2"><text:span text:style-name="T1">Апробація роботи. </text:span><text:span text:style-name="T3">Основні положення і результати роботи були представлені та обговорювались на </text:span><text:span text:style-name="T8">Четвертій Міжнародній науково-практичній конференції «Методи та засоби кодування, захисту й ущільнення інформації», м. Вінниця</text:span><text:span text:style-name="T9">,</text:span><text:span text:style-name="T8"> </text:span><text:span text:style-name="T9">яка</text:span><text:span text:style-name="T8"> </text:span><text:span text:style-name="T9">відбулась</text:span><text:span text:style-name="T8"> </text:span><text:span text:style-name="T9">у</text:span><text:span text:style-name="T8"> </text:span><text:span text:style-name="T9">квітні</text:span><text:span text:style-name="T8"> </text:span><text:span text:style-name="T9">2013, </text:span><text:span text:style-name="T3">на науковій конференції магістрантів та аспірантів “Прикладна математика та комп'ютинг” ПМК-2013 та ПМК-2015.</text:span></text:p>
      <text:p text:style-name="P2"><text:span text:style-name="T1">Структура та обсяг роботи. </text:span><text:span text:style-name="T3">Магістерська дисертація складається з чотирьох розділів, висновків та додатків.</text:span></text:p>
      <text:p text:style-name="P4">У вступі<text:span text:style-name="T5"> наведено загальні відомості про область комп'ютерного бачення та розпізнавання графічних образів, перелічено особливості, які притаманні більшості методів розпізнавання графічних образів, сформульовано мету наукового дослідження та показано актуальність </text:span><text:soft-page-break/><text:span text:style-name="T5">даного напряму.</text:span></text:p>
      <text:p text:style-name="P4">У першому розділі<text:span text:style-name="T6"> проведено огляд засобів для ведення паралельних обчислень та методів розпізнавання графічних образів, наведено переваги та недоліки кожного з них. У якості висновку було обрано ті засоби і методи, які найкраще відповідають поставленим вимогам до даної роботи.</text:span></text:p>
      <text:p text:style-name="P4">У другому розділі<text:span text:style-name="T6"> проведено адаптацію методів Віоли-Джонса та MB-LBP під багатопроцесорні паралельні архітектури. У результаті, було розроблено методи пришвидшення процесу тренування класифікатора та процесу виявлення графічних образів на зображеннях. Також приводиться теоретична оцінка показників пришвидшення роботи вихідних методів.</text:span></text:p>
      <text:p text:style-name="P4">У третьому розділі<text:span text:style-name="T5"> приводиться опис програмної реалізації розроблених методів пришвидшення процесу тренування класифікатора та виявлення графічних образів на зображеннях. У форматі псевдокоду та блок-схем описані алгоритми тренування класифікатора та класифікації вхідних даних.</text:span></text:p>
      <text:p text:style-name="P4">Четвертий розділ<text:span text:style-name="T6"> присвячений експериментальному дослідженню розроблених методів. На практиці показано, що розроблені методи дозволяють досягти майже чотирикратного пришвидшення процесу тренування класифікатора при використанні системи з чотирма процесорами, та восьмикратного пришвидшення при використанні графічних процесорів для проведення обчислень. Також розроблений метод виявлення графічних образів на зображеннях значно зменшує час класифікації та дозволяє проводити класифікацію у реальному часі.</text:span></text:p>
      <text:p text:style-name="P4">У висновках<text:span text:style-name="T6"> проаналізовано отримані результати роботи.</text:span></text:p>
      <text:p text:style-name="P4">У додатках<text:span text:style-name="T5"> наведено блок-схеми однопоточного алгоритму тренування класифікатора, розподіленого алгоритму тренування класифікатора, однопоточного алгоритму виявлення графічних образів на зображеннях, паралельного алгоритму виявлення графічних образів на зображеннях. Також наведено UML-діаграми модуля тренування класифікатора та модуля виявлення графічних образів на зображеннях.</text:span></text:p>
      <text:p text:style-name="P4"><text:soft-page-break/><text:span text:style-name="T5">Робота виконана на 93 аркушах, містить 6 додатків та посилання на список використаних літературних джерел з 40 найменувань.</text:span></text:p>
      <text:p text:style-name="Standard"><text:span text:style-name="T2">Ключові слова:</text:span><text:span text:style-name="T3"> метод пришвидшення, розпізнавання графічних образів, багатопроцесорні архітектури.</text:span></text:p>
      <text:h text:style-name="P8" text:outline-level="1">РЕФЕРАТ</text:h>
      <text:p text:style-name="Standard"><text:span text:style-name="T2">Актуальность темы.</text:span><text:span text:style-name="T3"> В текущем столетии отрасль компьютерного видения стала важной частью информационных технологий. </text:span><text:bookmark text:name="result_box"/><text:span text:style-name="T3">Это обусловлено тем, что компьютерное видение, и распознавания графических образов в частности, имеет много применений в различных отраслях, а именно: в медицине (выявление опухолей, атеросклероза и других изменений в человеческом организме), военной промышленности (обнаружения вражеских боевых единиц, управление ракетами и т.п.), при разработке автономных транспортных средств, систем автоматического доступа, видеонаблюдения и т.д. </text:span><text:bookmark text:name="result_box1"/><text:span text:style-name="T3">В большинстве случаев задача выявления графических образов сводится к задаче построения классификатора, который эффективно разделяет классы искомых и всех других объектов. Методы распознавания графических образов являются очень вычислительно затратными как на этапе построения классификатора (время построения классификатора может достигать нескольких дней или даже недель в зависимости от размера тренировочного набора данных), так и на этапе классификации (как следствие, трудно проводить классификацию в реальном времени). Поэтому разработка методов ускорения существующих методов распознавания графических образов является актуальным как с научной, так и с практической точки зрения.</text:span></text:p>
      <text:p text:style-name="P5"><text:bookmark text:name="result_box2"/><text:span text:style-name="T2">Объектом исследования</text:span><text:span text:style-name="T3"> является процесс распараллеливания обработки изображений с целью выявления на них графических образов.</text:span></text:p>
      <text:p text:style-name="P5"><text:span text:style-name="T2">Предметом исследования</text:span><text:span text:style-name="T3"> являются методы выявления графических образов на изображениях на основе использования многопроцессорных архитектур.</text:span></text:p>
      <text:p text:style-name="P5"><text:span text:style-name="T2">Цель работы:</text:span><text:span text:style-name="T3"> ускорение процесса обработки изображений методами выявления графических образов за счет их адаптации под многопроцессорные архитектуры.</text:span></text:p>
      <text:p text:style-name="P5"><text:span text:style-name="T2">Методы исследования.</text:span><text:span text:style-name="T3"> В работе используются методы системного анализа, методы распараллеливания, методы организации вычислений в </text:span><text:soft-page-break/><text:span text:style-name="T3">многопроцессорных и распределенных системах и методы оптимизации.</text:span></text:p>
      <text:p text:style-name="P5"><text:bookmark text:name="result_box3"/><text:span text:style-name="T2">Научная новизна</text:span><text:span text:style-name="T3"> работы </text:span><text:span text:style-name="T4">состоит</text:span><text:span text:style-name="T3"> в следующем:</text:span></text:p>
      <text:list xml:id="list3183243130807717969" text:style-name="L2">
        <text:list-item>
          <text:p text:style-name="P11"><text:bookmark text:name="result_box5"/>Разработан метод ускорения процесса построения классификатора, основанный на использовании распределенной системы процессоров для проведения вычислений. Теоретически и на практике доказано, что разработанный метод позволяет достичь почти линейного ускорения в зависимости от количества процессоров распределенной системы.</text:p>
        </text:list-item>
        <text:list-item>
          <text:p text:style-name="P11"><text:bookmark text:name="result_box6"/>Разработан метод ускорения выявления графических образов, основанный на использовании графических процессоров для проведения вычислений. Разработанный метод позволяет значительно снизить время классификации объектов и делает возможным проведение классификации в реальном времени.</text:p>
        </text:list-item>
      </text:list>
      <text:p text:style-name="Standard"><text:span text:style-name="T10">Практическая ценность</text:span> полученных в работе результатов заключается в том, что предложенные методы позволяют значительно снизить время выполнения процессов классификации и тренировки классификатора за счет использования многопроцессорных параллельных архитектур. Разработанный метод тренировки классификатора позволяет быстро обновлять структуру классификатора при изменении набора данных, а метод обнаружения графических образов дает возможность проводить классификацию в реальном времени.</text:p>
      <text:p text:style-name="Standard"><text:bookmark text:name="result_box11"/><text:span text:style-name="T10">Апробация работы.</text:span> Основные положения и результаты работы были представлены и обсуждались на Четвертой Международной научно-практической конференции «Методы и средства кодирования, защиты и уплотнения информации», г. Винница, которая состоялась в апреле 2013, на научной конференции магистрантов и аспирантов "Прикладная математика и компьютинг” ПМК-2013 и ПМК-2015.</text:p>
      <text:p text:style-name="Standard"><text:span text:style-name="T10">Структура и объем работы.</text:span> Магистерская диссертация состоит из четырех глав, заключения и приложений.</text:p>
      <text:p text:style-name="Standard"><text:span text:style-name="T16">Во </text:span><text:span text:style-name="T18">вступлении</text:span> приведены общие сведения об области <text:soft-page-break/>компьютерного видения и распознавания графических образов, перечислены особенности, которые присущи большинству методов распознавания графических образов, сформулированы цель научного исследования и показана актуальность данного направления.</text:p>
      <text:p text:style-name="Standard"><text:span text:style-name="T17">В первом разделе</text:span> проведен обзор средств для ведения параллельных вычислений и методов распознавания графических образов, приведены преимущества и недостатки каждого из них. В качестве заключения были избраны те средства и методы, которые отвечают предъявляемым требованиям к данной работе.</text:p>
      <text:p text:style-name="Standard"><text:span text:style-name="T16">Во второ</text:span><text:span text:style-name="T21">и разделе</text:span> проведена адаптация методов Виолы-Джонса и MB-LBP под многопроцессорные параллельные архитектуры. В результате, были разработаны методы ускорения процесса тренировки классификатора и процесса выявления графических образов на изображениях. Также приводится теоретическая оценка показателей ускорения работы исходных методов.</text:p>
      <text:p text:style-name="Standard"><text:span text:style-name="T16">В третьем разделе</text:span> приводится описание программной реализации разработанных методов ускорения процесса тренировки классификатора и выявления графических образов на изображениях. В формате псевдокода и блок-схем описаны алгоритмы тренировки классификатора и классификации входных данных.</text:p>
      <text:p text:style-name="Standard"><text:span text:style-name="T16">Четвертый раздел</text:span> посвящен экспериментальному исследованию разработанных методов. На практике показано, что разработанные методы позволяют достичь почти четырехкратного ускорения процесса тренировки классификатора при использовании системы с четырьмя процессорами, и восьмикратного ускорения при использовании графических процессоров для проведения вычислений. Также разработан метод обнаружения графических образов на изображениях значительно уменьшает время классификации и позволяет проводить классификацию в реальном времени.</text:p>
      <text:p text:style-name="Standard"><text:span text:style-name="T16">В выводах</text:span> проанализированы полученные результаты работы.</text:p>
      <text:p text:style-name="Standard"><text:soft-page-break/><text:span text:style-name="T16">В приложениях</text:span> приведены блок-схемы однопоточного алгоритма тренировки классификатора, распределенного алгоритма тренировки классификатора, однопоточного алгоритма обнаружения графических образов на изображениях, параллельного алгоритма обнаружения графических образов на изображениях. Также приведены UML-диаграммы модуля тренировки классификатора и модуля обнаружения графических образов на изображениях.</text:p>
      <text:p text:style-name="Standard">Работа <text:span text:style-name="T22">представлена</text:span> на 93 листах, содержит 6 приложений и ссылки на список использованных литературных источников из 40 наименований.</text:p>
      <text:p text:style-name="Standard"><text:span text:style-name="T10">Ключевые слова:</text:span> метод ускорения, распознавания графических образов, многопроцессорные архитектуры.</text:p>
      <text:h text:style-name="P6" text:outline-level="1">ABSTRACT</text:h>
      <text:p text:style-name="Standard"><text:span text:style-name="T11">Theme urgency</text:span><text:span text:style-name="T10">.</text:span> In current century, the field of computer vision became an important part of information technologies. This happened because computer vision and in particular detection of graphical objects, has many applications in various fields, namely in medicine (detection of tumors, atherosclerosis and other changes in the human body), military industry (detection of enemy combat units, missiles <text:span text:style-name="T7">management</text:span>, etc.), the development of autonomous vehicles, automatic access systems, video surveillance, etc. In most cases, the problem of graphical objects detection is reduced to the problem of building a classifier, which effectively separates the classes of desired objects and all other objects. Methods of graphical objects detection are very computationally expensive both at the stage of constructing the classifier (classifier construction <text:span text:style-name="T39">can last up </text:span>to several days or even weeks, depending on the size of the training data set), and at the stage classification (as a result, it is difficult to perform real-time classification) . Therefore, development of methods for speeding up the existing methods of graphical objects detection is important from both a scientific and a practical point of view.</text:p>
      <text:p text:style-name="Standard"><text:bookmark text:name="result_box14"/><text:span text:style-name="T10">The object of research</text:span> is the process <text:span text:style-name="T22">of image processing </text:span>parallelization <text:span text:style-name="T22">in order to detect graphical objects</text:span>.</text:p>
      <text:p text:style-name="Standard"><text:span text:style-name="T11">The subject of research</text:span><text:span text:style-name="T22"> is graphical object detection methods based on use of</text:span> multiprocessor architectures.</text:p>
      <text:p text:style-name="Standard"><text:span text:style-name="T11">Research objective:</text:span> speed<text:span text:style-name="T22">ing</text:span> up the process of image processing <text:span text:style-name="T22">by graphical object detection methods </text:span>due to <text:span text:style-name="T22">their </text:span>adaptation to multiprocessor architecture<text:span text:style-name="T22">s</text:span>.</text:p>
      <text:p text:style-name="Standard"><text:span text:style-name="T12">Research m</text:span><text:span text:style-name="T10">ethods.</text:span> The work uses methods of systems analysis, parallelization <text:span text:style-name="T32">methods</text:span>, methods of computing in multiprocessor and distributed systems and optimization <text:span text:style-name="T32">methods</text:span>.</text:p>
      <text:p text:style-name="Standard"><text:bookmark text:name="result_box15"/><text:span text:style-name="T12">S</text:span><text:span text:style-name="T10">cientific novelty</text:span> <text:span text:style-name="T23">consists in the following</text:span>:</text:p>
      <text:list xml:id="list7315828216160498729" text:style-name="L3">
        <text:list-item>
          <text:p text:style-name="P12">A method for speeding up the process of building a classifier based on the use of distributed system processors for <text:span text:style-name="T33">performing</text:span> computatio<text:span text:style-name="T33">ns</text:span> <text:span text:style-name="T23">was </text:span><text:soft-page-break/><text:span text:style-name="T23">developed</text:span>. In theory and <text:span text:style-name="T23">by experiments it was</text:span> proved that the method <text:span text:style-name="T23">allows to </text:span>achieve <text:span text:style-name="T23">almost </text:span>linear speed up depending on the number of processors <text:span text:style-name="T23">in </text:span>distributed system.</text:p>
        </text:list-item>
        <text:list-item>
          <text:p text:style-name="P12">The method of <text:span text:style-name="T24">object detection at images</text:span> based on the use of GPUs for computing <text:span text:style-name="T24">was developed</text:span>. The method can significantly reduce the classification <text:span text:style-name="T24">time </text:span>and allow <text:span text:style-name="T24">to perform </text:span>classif<text:span text:style-name="T24">ication</text:span> in real time.</text:p>
        </text:list-item>
      </text:list>
      <text:p text:style-name="Standard"><text:span text:style-name="T13">P</text:span><text:span text:style-name="T10">ractical value</text:span> <text:span text:style-name="T25">of the obtained results</text:span> is that the proposed method<text:span text:style-name="T39">s</text:span> can significantly reduce the <text:span text:style-name="T25">time</text:span> of classification process and training the classifier by using parallel multiprocessor architectures. The method of training the classifier <text:span text:style-name="T25">allows</text:span> to quickly update the classifier structure <text:span text:style-name="T25">when data set is changed</text:span>, and <text:span text:style-name="T25">method of object detection at images allows to perform classification in real time</text:span>.</text:p>
      <text:p text:style-name="P17"><text:span text:style-name="T14">Approbation</text:span><text:span text:style-name="T10">.</text:span> <text:span text:style-name="T38">The points and outcomes of the research have been presented and discussed at </text:span>Fourth International Scientific Conference "Methods and tools for coding, protection and consolidation of information", Vinnytsya, <text:span text:style-name="T38">that was </text:span>held in April 2013 <text:span text:style-name="T38">and </text:span>at a scientific conference <text:span text:style-name="T38">for students and postgraduates </text:span>"Applied mathematics and comput<text:span text:style-name="T38">ing</text:span>" <text:span text:style-name="T38">PMK</text:span>-2013 and <text:span text:style-name="T38">PMK</text:span>-2015.</text:p>
      <text:p text:style-name="Standard"><text:span text:style-name="T15">S</text:span><text:span text:style-name="T10">tructure and </text:span><text:span text:style-name="T15">content of the thesis</text:span><text:span text:style-name="T10">.</text:span> <text:span text:style-name="T26">The master</text:span> thesis consists of four chapters, conclusions and <text:span text:style-name="T26">appendixes</text:span>.</text:p>
      <text:p text:style-name="P13"><text:span text:style-name="T16">The introduction</text:span> provides general information about the area of computer vision and <text:span text:style-name="T27">graphical objects detection</text:span>, <text:span text:style-name="T34">provides</text:span> the features that are inherent in most <text:span text:style-name="T27">graphical objects detection</text:span> methods, formulate<text:span text:style-name="T35">s</text:span> the goal of scientific research and show<text:span text:style-name="T27">s</text:span> the relevance of this area.</text:p>
      <text:p text:style-name="Standard"><text:span text:style-name="T16">In the first chapter</text:span> <text:span text:style-name="T36">tools for performing parallel computations and methods for graphical objects detection are overviewed, </text:span>advantages and disadvantages of each <text:span text:style-name="T36">are provided</text:span>. As a conclusion <text:span text:style-name="T36">tools and methods that best fit the requirements of the work were selected</text:span>.</text:p>
      <text:p text:style-name="P16"><text:span text:style-name="T16">In the second chapter</text:span> <text:span text:style-name="T37">Viola-Jones and MB-LBP methods were adapted for parallel multiprocessor architectures</text:span>. As a result, <text:span text:style-name="T37">methods of accelerating of </text:span><text:soft-page-break/><text:span text:style-name="T37">classifier training and object detection processes at images were developed</text:span>. Also <text:span text:style-name="T37">theoretical estimations of acceleration of initial methods were performed.</text:span></text:p>
      <text:p text:style-name="Standard"><text:span text:style-name="T16">The third section</text:span> <text:span text:style-name="T40">provides the description of program implementation of developed methods of acceleration of classifier training process and process of object detection at images</text:span>. <text:span text:style-name="T37">In form of </text:span>pseudocode and flowcharts, <text:span text:style-name="T37">the algorithms of training the classifier and classification of input data are described</text:span>.</text:p>
      <text:p text:style-name="Standard"><text:span text:style-name="T16">The fourth section</text:span> is devoted to experimental research <text:span text:style-name="T37">of </text:span>developed methods. In practice it <text:span text:style-name="T37">was</text:span> shown that <text:span text:style-name="T37">developed </text:span>methods <text:span text:style-name="T37">allow </text:span>to achieve nearly four time<text:span text:style-name="T37">s</text:span> acceleration of the process of training the classifier using system with four processors and eight <text:span text:style-name="T37">times </text:span>acceleration using GPUs for <text:span text:style-name="T37">performing </text:span>comput<text:span text:style-name="T37">ations</text:span>. Also the method of <text:span text:style-name="T37">object detection at images </text:span>considerably reduces the classification <text:span text:style-name="T37">time </text:span>and allows <text:span text:style-name="T37">to perform</text:span> classification in real time.</text:p>
      <text:p text:style-name="Standard"><text:span text:style-name="T19">In t</text:span><text:span text:style-name="T16">he conclusions</text:span> <text:span text:style-name="T28">obtained results were analyzed</text:span>.</text:p>
      <text:p text:style-name="P14"><text:span text:style-name="T20">In the appendixes</text:span> flowchart<text:span text:style-name="T29">s</text:span> <text:span text:style-name="T29">of</text:span> single threaded algorithm <text:span text:style-name="T29">of</text:span> training the classifier,<text:span text:style-name="T29"> distributed algorithm of training the classifier</text:span>, single-threaded algorithm <text:span text:style-name="T29">of object detection at images</text:span>, parallel algorithm <text:span text:style-name="T29">of object detection at images are presented</text:span>. UML-diagram<text:span text:style-name="T29">s</text:span> of the classifier training module and the module <text:span text:style-name="T29">of object detection at images are presented as well.</text:span></text:p>
      <text:p text:style-name="P15"><text:span text:style-name="T30">The thesis is presented in </text:span>93 pages, <text:span text:style-name="T30">it </text:span>contains 6 <text:span text:style-name="T30">appendixes </text:span>and 40 <text:span text:style-name="T30">references to the used information sources</text:span>.</text:p>
      <text:p text:style-name="Standard"><text:span text:style-name="T10">Keywords:</text:span> <text:span text:style-name="T31">acceleration methos</text:span>, <text:span text:style-name="T31">graphical objects detection</text:span>, multiprocessor architecture<text:span text:style-name="T31">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1" svg:font-family="'Courier New'" style:font-family-generic="moder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WenQuanYi Zen Hei Sharp" svg:font-family="'WenQuanYi Zen Hei Sharp'"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1"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Zen Hei Sharp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font-name="Times New Roman" fo:font-family="'Times New Roman'" style:font-style-name="Regular" style:font-family-generic="roman" style:font-pitch="variable" fo:font-size="14pt" fo:language="uk" fo:country="U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1"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Обычный_20__28_веб_29_" style:display-name="Обычный (веб)" style:family="paragraph" style:parent-style-name="Standard">
      <style:paragraph-properties fo:margin-top="0.494cm" fo:margin-bottom="0.494cm" style:contextual-spacing="false"/>
      <style:text-properties fo:language="ru" fo:country="RU"/>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color="#000000" style:font-name="Times New Roman1" fo:font-family="'Times New Roman'" style:font-style-name="Italic" style:font-family-generic="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fo:color="#000000" style:font-name="Times New Roman2" fo:font-family="'Times New Roman'" style:font-style-name="Bold" style:font-family-generic="roman"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align="center" style:justify-single-word="false" fo:text-indent="0cm" style:auto-text-indent="false" style:page-number="auto" text:number-lines="false" text:line-number="0"/>
      <style:text-properties style:font-name="Times New Roman2" fo:font-family="'Times New Roman'" style:font-style-name="Bold" style:font-family-generic="roman"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593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Contents_20_2" style:display-name="Contents 2"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094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1" style:font-family-asian="'WenQuanYi Zen Hei Sharp'"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Footer" style:family="paragraph" style:parent-style-name="Standard" style:class="extra" style:master-page-name="">
      <style:paragraph-properties fo:margin-top="0.25cm" fo:margin-bottom="0cm" style:contextual-spacing="false"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family="'Times New Roman'" style:font-style-name="Regular" style:font-family-generic="roman"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left="0cm" fo:margin-right="0cm" fo:margin-top="0.203cm" fo:margin-bottom="0cm" style:contextual-spacing="false"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left="0cm" fo:margin-right="0cm" fo:margin-top="0cm" fo:margin-bottom="0.203cm" style:contextual-spacing="false" fo:line-height="150%" fo:text-align="center" style:justify-single-word="false" fo:text-indent="0cm" style:auto-text-indent="false" style:page-number="auto"/>
      <style:text-properties fo:color="#000000" style:font-name="Times New Roman" fo:font-family="'Times New Roman'" style:font-style-name="Regular" style:font-family-generic="roman" style:font-pitch="variable"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left="0cm" fo:margin-right="0cm" fo:margin-top="0cm" fo:margin-bottom="0cm" style:contextual-spacing="false"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left="0cm" fo:margin-right="0cm" fo:margin-top="0.106cm" fo:margin-bottom="0.106cm" style:contextual-spacing="false" fo:text-align="justify" style:justify-single-word="false" fo:text-indent="0.951cm" style:auto-text-indent="false"/>
      <style:text-properties fo:font-size="14pt" fo:language="uk" fo:country="UA" style:font-size-asian="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Heading1" style:family="paragraph" style:parent-style-name="Standard">
      <style:paragraph-properties fo:margin-top="0.42cm" fo:margin-bottom="0.21cm" style:contextual-spacing="false"/>
    </style:style>
    <style:style style:name="Normal" style:family="paragraph">
      <style:paragraph-properties fo:margin-left="0cm" fo:margin-right="0cm" fo:margin-top="0cm" fo:margin-bottom="0cm" style:contextual-spacing="false" fo:line-height="150%" fo:text-align="start" style:justify-single-word="false" fo:text-indent="2.207cm" style:auto-text-indent="false" style:text-autospace="none"/>
      <style:text-properties style:use-window-font-color="true" style:font-name="WenQuanYi Zen Hei Sharp" fo:font-family="'WenQuanYi Zen Hei Sharp'" style:font-pitch="variable" fo:font-size="14pt" style:letter-kerning="true" style:font-name-asian="WenQuanYi Zen Hei Sharp" style:font-family-asian="'WenQuanYi Zen Hei Sharp'" style:font-pitch-asian="variable" style:font-size-asian="14pt" style:font-name-complex="WenQuanYi Zen Hei Sharp" style:font-family-complex="'WenQuanYi Zen Hei Sharp'" style:font-pitch-complex="variable" style:font-size-complex="14pt"/>
    </style:style>
    <style:style style:name="WW8Num28z2" style:family="paragraph">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28z1" style:family="paragraph">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8z0" style:family="paragraph">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Emphasis" style:family="paragraph">
      <style:paragraph-properties style:text-autospace="none"/>
      <style:text-properties fo:font-style="italic" style:font-style-asian="italic" style:font-style-complex="italic"/>
    </style:style>
    <style:style style:name="Index_20_Link" style:display-name="Index Link" style:family="paragraph">
      <style:paragraph-properties style:text-autospace="none"/>
    </style:style>
    <style:style style:name="Internet_20_Link" style:display-name="Internet Link" style:family="paragraph">
      <style:paragraph-properties style:text-autospace="none"/>
      <style:text-properties fo:color="#000080" style:text-underline-style="solid" style:text-underline-width="auto" style:text-underline-color="font-color"/>
    </style:style>
    <style:style style:name="Bullets" style:family="paragraph">
      <style:paragraph-properties style:text-autospace="none"/>
      <style:text-properties style:font-name="OpenSymbol" fo:font-family="OpenSymbol, 'Arial Unicode MS'" fo:font-size="14pt" style:font-name-asian="OpenSymbol" style:font-family-asian="OpenSymbol, 'Arial Unicode MS'" style:font-size-asian="14pt" style:font-name-complex="OpenSymbol" style:font-family-complex="OpenSymbol, 'Arial Unicode MS'" style:font-size-complex="14pt"/>
    </style:style>
    <style:style style:name="Numbering_20_Symbols" style:display-name="Numbering Symbols" style:family="paragraph">
      <style:paragraph-properties style:text-autospace="none"/>
      <style:text-properties fo:font-size="14pt" style:font-size-asian="14pt" style:font-size-complex="14pt"/>
    </style:style>
    <style:style style:name="_3f__3f__3f__3f__3f__3f__3f__3f__20__3f__3f__3f__3f__3f__20__3f__20__3f__3f__3f__3f__3f__3f__3f__3f__20_2" style:display-name="???????? ????? ? ???????? 2" style:family="paragraph">
      <style:paragraph-properties fo:margin-left="0cm" fo:margin-right="0cm" fo:margin-top="0.187cm" fo:margin-bottom="0.187cm" style:contextual-spacing="false" fo:line-height="150%" fo:text-align="start" style:justify-single-word="false" fo:text-indent="1.677cm" style:auto-text-indent="false" style:text-autospace="none"/>
      <style:text-properties style:font-name="Times New Roman4" fo:font-family="'Times New Roman'" style:font-family-generic="roman" style:font-pitch="variable" fo:font-size="14pt" style:font-name-asian="Times New Roman4" style:font-family-asian="'Times New Roman'" style:font-family-generic-asian="roman" style:font-pitch-asian="variable" style:font-size-asian="14pt" style:font-name-complex="Times New Roman4" style:font-family-complex="'Times New Roman'" style:font-family-generic-complex="roman" style:font-pitch-complex="variable" style:font-size-complex="14pt"/>
    </style:style>
    <style:style style:name="_3f__3f__3f__3f__3f__3f__3f__20__28__3f__3f__3f__29_" style:display-name="??????? (???)" style:family="paragraph">
      <style:paragraph-properties fo:margin-left="0cm" fo:margin-right="0cm" fo:margin-top="0.871cm" fo:margin-bottom="0.871cm" style:contextual-spacing="false" fo:line-height="150%" fo:text-align="start" style:justify-single-word="false" fo:text-indent="2.207cm" style:auto-text-indent="false" style:text-autospace="none"/>
      <style:text-properties style:font-name="Times New Roman4" fo:font-family="'Times New Roman'" style:font-family-generic="roman" style:font-pitch="variable" fo:font-size="14pt" style:font-name-asian="Times New Roman4" style:font-family-asian="'Times New Roman'" style:font-family-generic-asian="roman" style:font-pitch-asian="variable" style:font-size-asian="14pt" style:font-name-complex="Times New Roman4" style:font-family-complex="'Times New Roman'" style:font-family-generic-complex="roman" style:font-pitch-complex="variable" style:font-size-complex="14pt"/>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1" fo:font-family="OpenSymbol" fo:font-size="14pt" style:font-name-asian="OpenSymbol1" style:font-family-asian="OpenSymbol" style:font-size-asian="12.25pt" style:font-name-complex="OpenSymbol1" style:font-family-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99cm" fo:margin-bottom="0cm" style:contextual-spacing="false"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5-06-09T02:19:41.113187469</dc:date>
    <meta:editing-duration>P11DT6H51M42S</meta:editing-duration>
    <meta:editing-cycles>232</meta:editing-cycles>
    <meta:generator>LibreOffice/4.2.8.2$Linux_X86_64 LibreOffice_project/420m0$Build-2</meta:generator>
    <meta:document-statistic meta:table-count="0" meta:image-count="0" meta:object-count="0" meta:page-count="11" meta:paragraph-count="64" meta:word-count="2132" meta:character-count="16959" meta:non-whitespace-character-count="14897"/>
  </office:meta>
</office:document-meta>
</file>